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a6a0a" officeooo:paragraph-rsid="004a6a0a"/>
    </style:style>
    <style:style style:name="P2" style:family="paragraph" style:parent-style-name="Text_20_body">
      <style:text-properties officeooo:rsid="004ae0e1" officeooo:paragraph-rsid="004ae0e1"/>
    </style:style>
    <style:style style:name="P3" style:family="paragraph" style:parent-style-name="Text_20_body">
      <style:text-properties officeooo:rsid="004ba24b" officeooo:paragraph-rsid="004ba24b"/>
    </style:style>
    <style:style style:name="P4" style:family="paragraph" style:parent-style-name="Text_20_body">
      <style:text-properties officeooo:rsid="004d3298" officeooo:paragraph-rsid="004d3298"/>
    </style:style>
    <style:style style:name="P5" style:family="paragraph" style:parent-style-name="Heading_20_1" style:master-page-name="Right_20_Page">
      <style:paragraph-properties style:page-number="auto"/>
      <style:text-properties officeooo:rsid="004d3298" officeooo:paragraph-rsid="004d3298"/>
    </style:style>
    <style:style style:name="P6" style:family="paragraph" style:parent-style-name="Heading_20_2">
      <style:text-properties officeooo:paragraph-rsid="0044b8fe"/>
    </style:style>
    <style:style style:name="P7" style:family="paragraph" style:parent-style-name="Heading_20_3">
      <style:text-properties officeooo:paragraph-rsid="004a6a0a"/>
    </style:style>
    <style:style style:name="P8" style:family="paragraph" style:parent-style-name="Heading_20_3">
      <style:text-properties officeooo:rsid="004d3298" officeooo:paragraph-rsid="004d3298"/>
    </style:style>
    <style:style style:name="T1" style:family="text">
      <style:text-properties officeooo:rsid="004a6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ed River Valley</text:h>
      <text:h text:style-name="P6" text:outline-level="2">(Traditional)</text:h>
      <text:h text:style-name="P8" text:outline-level="3">[VERSE 1]</text:h>
      <text:p text:style-name="P4"><text:s text:c="10"/>G <text:s text:c="10"/>D <text:s text:c="10"/>G</text:p>
      <text:p text:style-name="P4">From this valley they say you are going,</text:p>
      <text:p text:style-name="P4"><text:s text:c="40"/>D</text:p>
      <text:p text:style-name="P4">we will miss your bright eyes and sweet smile</text:p>
      <text:p text:style-name="P4"><text:s text:c="9"/>G <text:s text:c="10"/>G7 <text:s text:c="8"/>C</text:p>
      <text:p text:style-name="P4">For they say you are taking the sunshine,</text:p>
      <text:p text:style-name="P4"><text:s text:c="9"/>G <text:s text:c="13"/>D <text:s text:c="9"/>G</text:p>
      <text:p text:style-name="P4">that has brightened our path for a while</text:p>
      <text:h text:style-name="Heading_20_3" text:outline-level="3">[CHORUS]</text:h>
      <text:p text:style-name="P4"><text:s text:c="9"/>G <text:s text:c="8"/>D <text:s text:c="10"/>G</text:p>
      <text:p text:style-name="P4">Come and sit by my side if you love me,</text:p>
      <text:p text:style-name="P4"><text:s text:c="25"/>D</text:p>
      <text:p text:style-name="P4">do not hasten to bid me adieu</text:p>
      <text:p text:style-name="P4"><text:s text:c="6"/>G <text:s text:c="9"/>G7 <text:s text:c="7"/>C</text:p>
      <text:p text:style-name="P4">But remember the Red River Valley,</text:p>
      <text:p text:style-name="P4"><text:s text:c="8"/>G <text:s text:c="9"/>D <text:s text:c="11"/>G</text:p>
      <text:p text:style-name="P4">and the cowboy who loved you so true</text:p>
      <text:h text:style-name="Heading_20_3" text:outline-level="3">[VERSE 2]</text:h>
      <text:p text:style-name="P4"><text:s text:c="10"/>G <text:s text:c="11"/>D <text:s text:c="12"/>G</text:p>
      <text:p text:style-name="P4">Won't you think of the valley you're leaving,</text:p>
      <text:p text:style-name="P4"><text:s text:c="32"/>D</text:p>
      <text:p text:style-name="P4">oh, how lonely, how sad it will be?</text:p>
      <text:p text:style-name="P4"><text:s text:c="4"/>G <text:s text:c="11"/>G7 <text:s text:c="15"/>C</text:p>
      <text:p text:style-name="P4">Oh, think of the fond heart you're breaking,</text:p>
      <text:p text:style-name="P4"><text:s text:c="8"/>G <text:s text:c="12"/>D <text:s text:c="9"/>G</text:p>
      <text:p text:style-name="P4">and the grief you are causing to me</text:p>
      <text:p text:style-name="P4"/>
      <text:p text:style-name="P4"/>
      <text:p text:style-name="P4"/>
      <text:p text:style-name="P4"/>
      <text:h text:style-name="Heading_20_3" text:outline-level="3"><text:soft-page-break/>[CHORUS]</text:h>
      <text:p text:style-name="P4"><text:s text:c="9"/>G <text:s text:c="8"/>D <text:s text:c="10"/>G</text:p>
      <text:p text:style-name="P4">Come and sit by my side if you love me,</text:p>
      <text:p text:style-name="P4"><text:s text:c="25"/>D</text:p>
      <text:p text:style-name="P4">do not hasten to bid me adieu</text:p>
      <text:p text:style-name="P4"><text:s text:c="6"/>G <text:s text:c="9"/>G7 <text:s text:c="7"/>C</text:p>
      <text:p text:style-name="P4">But remember the Red River Valley,</text:p>
      <text:p text:style-name="P4"><text:s text:c="8"/>G <text:s text:c="9"/>D <text:s text:c="11"/>G</text:p>
      <text:p text:style-name="P4">and the cowboy who loved you so true</text:p>
      <text:h text:style-name="Heading_20_3" text:outline-level="3">[VERSE 3]</text:h>
      <text:p text:style-name="P4"><text:s text:c="7"/>G <text:s text:c="9"/>D <text:s text:c="10"/>G</text:p>
      <text:p text:style-name="P4">As you go to your home by the ocean,</text:p>
      <text:p text:style-name="P4"><text:s text:c="33"/>D</text:p>
      <text:p text:style-name="P4">may you never forget those sweet hours</text:p>
      <text:p text:style-name="P4"><text:s text:c="8"/>G <text:s text:c="11"/>G7 <text:s text:c="7"/>C</text:p>
      <text:p text:style-name="P4">That we spent in the Red River Valley,</text:p>
      <text:p text:style-name="P4"><text:s text:c="8"/>G <text:s text:c="8"/>D <text:s text:c="14"/>G</text:p>
      <text:p text:style-name="P4">and the love we exchanged mid the flowers</text:p>
      <text:h text:style-name="Heading_20_3" text:outline-level="3">[CHORUS]</text:h>
      <text:p text:style-name="P4"><text:s text:c="9"/>G <text:s text:c="8"/>D <text:s text:c="10"/>G</text:p>
      <text:p text:style-name="P4">Come and sit by my side if you love me,</text:p>
      <text:p text:style-name="P4"><text:s text:c="25"/>D</text:p>
      <text:p text:style-name="P4">do not hasten to bid me adieu</text:p>
      <text:p text:style-name="P4"><text:s text:c="6"/>G <text:s text:c="9"/>G7 <text:s text:c="7"/>C</text:p>
      <text:p text:style-name="P4">But remember the Red River Valley,</text:p>
      <text:p text:style-name="P4"><text:s text:c="8"/>G <text:s text:c="9"/>D <text:s text:c="11"/>G</text:p>
      <text:p text:style-name="P4">and the cowboy who loved you so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9M40S</meta:editing-duration>
    <meta:editing-cycles>57</meta:editing-cycles>
    <meta:generator>LibreOffice/5.2.7.2$MacOSX_X86_64 LibreOffice_project/2b7f1e640c46ceb28adf43ee075a6e8b8439ed10</meta:generator>
    <dc:title>Lyrics + Chords</dc:title>
    <dc:date>2017-08-01T12:39:34.790793000</dc:date>
    <meta:print-date>2017-04-03T12:23:29.985893000</meta:print-date>
    <meta:document-statistic meta:table-count="0" meta:image-count="0" meta:object-count="0" meta:page-count="2" meta:paragraph-count="56" meta:word-count="263" meta:character-count="1747" meta:non-whitespace-character-count="86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